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MessageTypeMessage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TypeMessageCondition.getMess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TypeMessageCondition.getMatchingCondition(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MessageTypeMessageCondition.compareTo( SimpMessageTypeMessageCondition other , Message &lt; ? &gt;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MessageTypeMessageCondition.SimpMessageTypeMessageCondition( SimpMessageType messa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MessageTypeMessage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TypeMessageCondition.combine( SimpMessageTypeMessageCondi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